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5086" officeooo:paragraph-rsid="001d5086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officeooo:rsid="001d5086" officeooo:paragraph-rsid="001d5086"/>
    </style:style>
    <style:style style:name="P3" style:family="paragraph" style:parent-style-name="Standard">
      <style:text-properties fo:language="en" fo:country="US" style:text-underline-style="none" officeooo:rsid="001d5086" officeooo:paragraph-rsid="001d5086"/>
    </style:style>
    <style:style style:name="P4" style:family="paragraph" style:parent-style-name="Standard">
      <style:text-properties fo:language="en" fo:country="US" style:text-underline-style="none" officeooo:rsid="002d9898" officeooo:paragraph-rsid="006376ae"/>
    </style:style>
    <style:style style:name="P5" style:family="paragraph" style:parent-style-name="Standard">
      <style:text-properties fo:language="en" fo:country="US" officeooo:paragraph-rsid="002133ac"/>
    </style:style>
    <style:style style:name="P6" style:family="paragraph" style:parent-style-name="Standard">
      <style:text-properties fo:language="en" fo:country="US" fo:font-style="normal" style:text-underline-style="none" fo:font-weight="normal" officeooo:rsid="0061b2f4" officeooo:paragraph-rsid="0061b2f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normal" style:text-underline-style="none" fo:font-weight="normal" officeooo:rsid="0061b2f4" officeooo:paragraph-rsid="0067447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fo:font-style="normal" style:text-underline-style="none" fo:font-weight="normal" officeooo:rsid="00640d9c" officeooo:paragraph-rsid="00640d9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fo:font-style="normal" style:text-underline-style="none" officeooo:rsid="0065c977" officeooo:paragraph-rsid="0065c977" style:font-style-asian="normal" style:font-style-complex="normal"/>
    </style:style>
    <style:style style:name="P10" style:family="paragraph" style:parent-style-name="Standard">
      <style:text-properties fo:language="en" fo:country="US" fo:font-style="italic" style:text-underline-style="none" officeooo:rsid="003256fa" officeooo:paragraph-rsid="006213e8" style:font-style-asian="italic" style:font-style-complex="italic"/>
    </style:style>
    <style:style style:name="P11" style:family="paragraph" style:parent-style-name="Standard">
      <style:text-properties fo:language="en" fo:country="US" officeooo:paragraph-rsid="006213e8"/>
    </style:style>
    <style:style style:name="P12" style:family="paragraph" style:parent-style-name="Standard">
      <style:text-properties fo:language="en" fo:country="US" officeooo:rsid="00592956" officeooo:paragraph-rsid="00592956"/>
    </style:style>
    <style:style style:name="P13" style:family="paragraph" style:parent-style-name="Standard">
      <style:text-properties fo:font-style="italic" officeooo:rsid="004a8c11" officeooo:paragraph-rsid="004a8c11" style:font-style-asian="italic" style:font-style-complex="italic"/>
    </style:style>
    <style:style style:name="P14" style:family="paragraph" style:parent-style-name="Standard">
      <style:text-properties fo:font-style="normal" officeooo:rsid="003bb816" officeooo:paragraph-rsid="006376ae" style:font-style-asian="normal" style:font-style-complex="normal"/>
    </style:style>
    <style:style style:name="P15" style:family="paragraph" style:parent-style-name="Standard">
      <style:text-properties fo:language="en" fo:country="US" officeooo:rsid="002f1459" officeooo:paragraph-rsid="006376a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88620" style:font-style-asian="italic" style:font-style-complex="italic"/>
    </style:style>
    <style:style style:name="T3" style:family="text">
      <style:text-properties fo:font-style="italic" officeooo:rsid="003e1f1a" style:font-style-asian="italic" style:font-style-complex="italic"/>
    </style:style>
    <style:style style:name="T4" style:family="text">
      <style:text-properties fo:font-style="italic" style:text-underline-style="none" officeooo:rsid="001d5086" style:font-style-asian="italic" style:font-style-complex="italic"/>
    </style:style>
    <style:style style:name="T5" style:family="text">
      <style:text-properties fo:font-style="italic" style:text-underline-style="none" officeooo:rsid="002133ac" style:font-style-asian="italic" style:font-style-complex="italic"/>
    </style:style>
    <style:style style:name="T6" style:family="text">
      <style:text-properties fo:font-style="italic" style:text-underline-style="none" officeooo:rsid="0022db89" style:font-style-asian="italic" style:font-style-complex="italic"/>
    </style:style>
    <style:style style:name="T7" style:family="text">
      <style:text-properties fo:font-style="italic" style:text-underline-style="none" officeooo:rsid="0024ebb4" style:font-style-asian="italic" style:font-style-complex="italic"/>
    </style:style>
    <style:style style:name="T8" style:family="text">
      <style:text-properties fo:font-style="italic" style:text-underline-style="none" fo:font-weight="normal" officeooo:rsid="005b4a14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562f65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064f7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45a30b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6bfa3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6695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064f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0afb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4b1e3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62f6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88620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3e1f1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6181b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9e1c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6db34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6fcb54" style:font-style-asian="italic" style:font-weight-asian="normal" style:font-style-complex="italic" style:font-weight-complex="normal"/>
    </style:style>
    <style:style style:name="T25" style:family="text">
      <style:text-properties fo:font-style="normal" style:text-underline-style="none" officeooo:rsid="001d5086" style:font-style-asian="normal" style:font-style-complex="normal"/>
    </style:style>
    <style:style style:name="T26" style:family="text">
      <style:text-properties fo:font-style="normal" style:text-underline-style="none" officeooo:rsid="0022cd40" style:font-style-asian="normal" style:font-style-complex="normal"/>
    </style:style>
    <style:style style:name="T27" style:family="text">
      <style:text-properties fo:font-style="normal" style:text-underline-style="none" officeooo:rsid="0024a069" style:font-style-asian="normal" style:font-style-complex="normal"/>
    </style:style>
    <style:style style:name="T28" style:family="text">
      <style:text-properties fo:font-style="normal" style:text-underline-style="none" officeooo:rsid="0024ebb4" style:font-style-asian="normal" style:font-style-complex="normal"/>
    </style:style>
    <style:style style:name="T29" style:family="text">
      <style:text-properties fo:font-style="normal" style:text-underline-style="none" officeooo:rsid="005ff851" style:font-style-asian="normal" style:font-style-complex="normal"/>
    </style:style>
    <style:style style:name="T30" style:family="text">
      <style:text-properties fo:font-style="normal" style:text-underline-style="none" officeooo:rsid="006925c9" style:font-style-asian="normal" style:font-style-complex="normal"/>
    </style:style>
    <style:style style:name="T3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346844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1d5086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2d9898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2f1459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officeooo:rsid="00388620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2d9898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442d73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436be6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388620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5b4a14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562f6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3064f7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5a30b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6bfa36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6695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064f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0afb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29ba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4684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71f32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8942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99f9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4b1e3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562d20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62f65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57645c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61b2f4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88620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d5d6a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36181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39e1c7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213e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6a1885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6d35c2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6db347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6e549f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6fcb54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30afb3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29ba2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38215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471f32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c8553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4f1d0b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50b3d9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61b2f4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6213e8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3d5d6a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36181b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6db347" style:font-style-asian="normal" style:font-weight-asian="bold" style:font-style-complex="normal" style:font-weight-complex="bold"/>
    </style:style>
    <style:style style:name="T8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style:text-underline-style="solid" style:text-underline-width="auto" style:text-underline-color="font-color" fo:font-weight="bold" officeooo:rsid="00329ba2" style:font-style-asian="normal" style:font-weight-asian="bold" style:font-style-complex="normal" style:font-weight-complex="bold"/>
    </style:style>
    <style:style style:name="T86" style:family="text">
      <style:text-properties fo:font-style="normal" style:text-underline-style="solid" style:text-underline-width="auto" style:text-underline-color="font-color" fo:font-weight="bold" officeooo:rsid="00388620" style:font-style-asian="normal" style:font-weight-asian="bold" style:font-style-complex="normal" style:font-weight-complex="bold"/>
    </style:style>
    <style:style style:name="T87" style:family="text">
      <style:text-properties fo:font-style="normal" style:text-underline-style="solid" style:text-underline-width="auto" style:text-underline-color="font-color" fo:font-weight="bold" officeooo:rsid="003c158f" style:font-style-asian="normal" style:font-weight-asian="bold" style:font-style-complex="normal" style:font-weight-complex="bold"/>
    </style:style>
    <style:style style:name="T88" style:family="text">
      <style:text-properties fo:font-style="normal" style:text-underline-style="solid" style:text-underline-width="auto" style:text-underline-color="font-color" fo:font-weight="bold" officeooo:rsid="0036181b" style:font-style-asian="normal" style:font-weight-asian="bold" style:font-style-complex="normal" style:font-weight-complex="bold"/>
    </style:style>
    <style:style style:name="T89" style:family="text">
      <style:text-properties style:text-underline-style="none" officeooo:rsid="001d5086"/>
    </style:style>
    <style:style style:name="T90" style:family="text">
      <style:text-properties style:text-underline-style="none" officeooo:rsid="002133ac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266953" style:font-weight-asian="bold" style:font-weight-complex="bold"/>
    </style:style>
    <style:style style:name="T93" style:family="text">
      <style:text-properties fo:font-weight="bold" officeooo:rsid="006213e8" style:font-weight-asian="bold" style:font-weight-complex="bold"/>
    </style:style>
    <style:style style:name="T94" style:family="text">
      <style:text-properties fo:font-weight="bold" officeooo:rsid="003d5d6a" style:font-weight-asian="bold" style:font-weight-complex="bold"/>
    </style:style>
    <style:style style:name="T95" style:family="text">
      <style:text-properties fo:font-weight="bold" officeooo:rsid="002d9898" style:font-weight-asian="bold" style:font-weight-complex="bold"/>
    </style:style>
    <style:style style:name="T96" style:family="text">
      <style:text-properties fo:font-weight="bold" officeooo:rsid="002f1459" style:font-weight-asian="bold" style:font-weight-complex="bold"/>
    </style:style>
    <style:style style:name="T97" style:family="text">
      <style:text-properties fo:font-weight="bold" officeooo:rsid="00388620" style:font-weight-asian="bold" style:font-weight-complex="bold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0266953" style:font-weight-asian="normal" style:font-weight-complex="normal"/>
    </style:style>
    <style:style style:name="T100" style:family="text">
      <style:text-properties fo:font-weight="normal" officeooo:rsid="0030afb3" style:font-weight-asian="normal" style:font-weight-complex="normal"/>
    </style:style>
    <style:style style:name="T101" style:family="text">
      <style:text-properties fo:font-weight="normal" officeooo:rsid="00346844" style:font-weight-asian="normal" style:font-weight-complex="normal"/>
    </style:style>
    <style:style style:name="T102" style:family="text">
      <style:text-properties fo:font-weight="normal" officeooo:rsid="00562f65" style:font-weight-asian="normal" style:font-weight-complex="normal"/>
    </style:style>
    <style:style style:name="T103" style:family="text">
      <style:text-properties fo:font-weight="normal" officeooo:rsid="00696c57" style:font-weight-asian="normal" style:font-weight-complex="normal"/>
    </style:style>
    <style:style style:name="T104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language="en" fo:country="US" fo:font-style="normal" style:text-underline-style="none" fo:font-weight="normal" officeooo:rsid="004ad98b" style:font-style-asian="normal" style:font-weight-asian="normal" style:font-style-complex="normal" style:font-weight-complex="normal"/>
    </style:style>
    <style:style style:name="T106" style:family="text">
      <style:text-properties fo:language="en" fo:country="US" fo:font-style="normal" style:text-underline-style="none" fo:font-weight="normal" officeooo:rsid="00518f61" style:font-style-asian="normal" style:font-weight-asian="normal" style:font-style-complex="normal" style:font-weight-complex="normal"/>
    </style:style>
    <style:style style:name="T107" style:family="text">
      <style:text-properties fo:language="en" fo:country="US" fo:font-style="normal" style:text-underline-style="none" fo:font-weight="bold" officeooo:rsid="004c00cb" style:font-style-asian="normal" style:font-weight-asian="bold" style:font-style-complex="normal" style:font-weight-complex="bold"/>
    </style:style>
    <style:style style:name="T108" style:family="text">
      <style:text-properties fo:language="en" fo:country="US" fo:font-style="normal" style:text-underline-style="none" fo:font-weight="bold" officeooo:rsid="00518f61" style:font-style-asian="normal" style:font-weight-asian="bold" style:font-style-complex="normal" style:font-weight-complex="bold"/>
    </style:style>
    <style:style style:name="T109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0" style:family="text">
      <style:text-properties fo:language="en" fo:country="US" fo:font-style="normal" style:text-underline-style="solid" style:text-underline-width="auto" style:text-underline-color="font-color" fo:font-weight="bold" officeooo:rsid="00518f61" style:font-style-asian="normal" style:font-weight-asian="bold" style:font-style-complex="normal" style:font-weight-complex="bold"/>
    </style:style>
    <style:style style:name="T111" style:family="text">
      <style:text-properties fo:language="en" fo:country="US" style:text-underline-style="none" fo:font-weight="normal" style:font-weight-asian="normal" style:font-weight-complex="normal"/>
    </style:style>
    <style:style style:name="T112" style:family="text">
      <style:text-properties fo:language="en" fo:country="US" style:text-underline-style="none" fo:font-weight="normal" officeooo:rsid="0039e1c7" style:font-weight-asian="normal" style:font-weight-complex="normal"/>
    </style:style>
    <style:style style:name="T113" style:family="text">
      <style:text-properties fo:language="en" fo:country="US" style:text-underline-style="none" fo:font-weight="normal" officeooo:rsid="004181de" style:font-weight-asian="normal" style:font-weight-complex="normal"/>
    </style:style>
    <style:style style:name="T114" style:family="text">
      <style:text-properties fo:language="en" fo:country="US" style:text-underline-style="none" fo:font-weight="normal" officeooo:rsid="0045a30b" style:font-weight-asian="normal" style:font-weight-complex="normal"/>
    </style:style>
    <style:style style:name="T115" style:family="text">
      <style:text-properties fo:language="en" fo:country="US" style:text-underline-style="none" fo:font-weight="normal" officeooo:rsid="0049c288" style:font-weight-asian="normal" style:font-weight-complex="normal"/>
    </style:style>
    <style:style style:name="T116" style:family="text">
      <style:text-properties fo:language="en" fo:country="US" style:text-underline-style="none" fo:font-weight="normal" officeooo:rsid="00518f61" style:font-weight-asian="normal" style:font-weight-complex="normal"/>
    </style:style>
    <style:style style:name="T117" style:family="text">
      <style:text-properties fo:language="en" fo:country="US" style:text-underline-style="none" fo:font-weight="normal" officeooo:rsid="00537c0f" style:font-weight-asian="normal" style:font-weight-complex="normal"/>
    </style:style>
    <style:style style:name="T118" style:family="text">
      <style:text-properties fo:language="en" fo:country="US" style:text-underline-style="none" fo:font-weight="normal" officeooo:rsid="003064f7" style:font-weight-asian="normal" style:font-weight-complex="normal"/>
    </style:style>
    <style:style style:name="T119" style:family="text">
      <style:text-properties fo:language="en" fo:country="US" style:text-underline-style="none" fo:font-weight="bold" officeooo:rsid="00537c0f" style:font-weight-asian="bold" style:font-weight-complex="bold"/>
    </style:style>
    <style:style style:name="T120" style:family="text">
      <style:text-properties fo:language="en" fo:country="US" fo:font-style="italic" style:text-underline-style="none" fo:font-weight="normal" officeooo:rsid="004181de" style:font-style-asian="italic" style:font-weight-asian="normal" style:font-style-complex="italic" style:font-weight-complex="normal"/>
    </style:style>
    <style:style style:name="T121" style:family="text">
      <style:text-properties fo:language="en" fo:country="US" fo:font-style="italic" style:text-underline-style="none" fo:font-weight="normal" officeooo:rsid="00436be6" style:font-style-asian="italic" style:font-weight-asian="normal" style:font-style-complex="italic" style:font-weight-complex="normal"/>
    </style:style>
    <style:style style:name="T122" style:family="text">
      <style:text-properties fo:language="en" fo:country="US" fo:font-style="italic" style:text-underline-style="none" fo:font-weight="normal" officeooo:rsid="0049c288" style:font-style-asian="italic" style:font-weight-asian="normal" style:font-style-complex="italic" style:font-weight-complex="normal"/>
    </style:style>
    <style:style style:name="T123" style:family="text">
      <style:text-properties fo:language="en" fo:country="US" fo:font-style="italic" style:text-underline-style="none" fo:font-weight="normal" officeooo:rsid="003064f7" style:font-style-asian="italic" style:font-weight-asian="normal" style:font-style-complex="italic" style:font-weight-complex="normal"/>
    </style:style>
    <style:style style:name="T124" style:family="text">
      <style:text-properties style:text-underline-style="solid" style:text-underline-width="auto" style:text-underline-color="font-color"/>
    </style:style>
    <style:style style:name="T125" style:family="text">
      <style:text-properties style:text-underline-style="solid" style:text-underline-width="auto" style:text-underline-color="font-color" fo:font-weight="bold" officeooo:rsid="006213e8" style:font-weight-asian="bold" style:font-weight-complex="bold"/>
    </style:style>
    <style:style style:name="T126" style:family="text">
      <style:text-properties fo:color="#000000" fo:font-size="8.25pt" fo:font-style="normal" fo:font-weight="bold" officeooo:rsid="006213e8" style:font-style-asian="normal" style:font-weight-asian="bold" style:font-style-complex="normal" style:font-weight-complex="bold"/>
    </style:style>
    <style:style style:name="T127" style:family="text">
      <style:text-properties fo:color="#000000" fo:font-size="12pt" fo:font-style="normal" fo:font-weight="bold" officeooo:rsid="006213e8" style:font-size-asian="12pt" style:font-style-asian="normal" style:font-weight-asian="bold" style:font-size-complex="12pt" style:font-style-complex="normal" style:font-weight-complex="bold"/>
    </style:style>
    <style:style style:name="T12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9" style:family="text">
      <style:text-properties fo:color="#000000" fo:font-size="12pt" fo:font-style="italic" fo:font-weight="bold" officeooo:rsid="003f9c81" style:font-size-asian="12pt" style:font-style-asian="italic" style:font-weight-asian="bold" style:font-size-complex="12pt" style:font-style-complex="italic" style:font-weight-complex="bold"/>
    </style:style>
    <style:style style:name="T130" style:family="text">
      <style:text-properties fo:color="#000000" fo:font-size="12pt" fo:font-style="italic" fo:font-weight="bold" officeooo:rsid="0061b2f4" style:font-size-asian="12pt" style:font-style-asian="italic" style:font-weight-asian="bold" style:font-size-complex="12pt" style:font-style-complex="italic" style:font-weight-complex="bold"/>
    </style:style>
    <style:style style:name="T131" style:family="text">
      <style:text-properties fo:color="#000000" fo:font-size="12pt" fo:font-style="italic" fo:font-weight="normal" officeooo:rsid="0061b2f4" style:font-size-asian="12pt" style:font-style-asian="italic" style:font-weight-asian="normal" style:font-size-complex="12pt" style:font-style-complex="italic" style:font-weight-complex="normal"/>
    </style:style>
    <style:style style:name="T132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133" style:family="text">
      <style:text-properties fo:font-size="12pt" fo:font-style="normal" fo:font-weight="normal" officeooo:rsid="003d5d6a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0388620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officeooo:rsid="003d5d6a" style:font-size-asian="12pt" style:font-size-complex="12pt"/>
    </style:style>
    <style:style style:name="T136" style:family="text">
      <style:text-properties fo:font-size="12pt" officeooo:rsid="00388620" style:font-size-asian="12pt" style:font-size-complex="12pt"/>
    </style:style>
    <style:style style:name="T137" style:family="text">
      <style:text-properties fo:font-size="12pt" officeooo:rsid="00674478" style:font-size-asian="12pt" style:font-size-complex="12pt"/>
    </style:style>
    <style:style style:name="T138" style:family="text">
      <style:text-properties officeooo:rsid="006213e8"/>
    </style:style>
    <style:style style:name="T139" style:family="text">
      <style:text-properties officeooo:rsid="00661ba8"/>
    </style:style>
    <style:style style:name="T140" style:family="text">
      <style:text-properties officeooo:rsid="00388620"/>
    </style:style>
    <style:style style:name="T141" style:family="text">
      <style:text-properties officeooo:rsid="002d98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errre Blanc-Fatin</text:p>
      <text:p text:style-name="P1">Matthieu Laurendeau</text:p>
      <text:p text:style-name="P1">Nicolas Parent</text:p>
      <text:p text:style-name="P1"/>
      <text:p text:style-name="P2">Data Base Assignement, Part I :</text:p>
      <text:p text:style-name="P2"/>
      <text:p text:style-name="P9">Legend : <text:span text:style-name="T139">In</text:span> <text:span text:style-name="T1">italic</text:span> <text:span text:style-name="T139">are</text:span> the names of the classes, in <text:span text:style-name="T91">bold</text:span> the attributes (<text:span text:style-name="T124">underlined</text:span> if primary <text:span text:style-name="T139">key</text:span>).</text:p>
      <text:p text:style-name="P2"/>
      <text:p text:style-name="P3">It’s winter, you are surrounded with snow-covered mountains. Would you follow us for a tour in the ski resorts ?</text:p>
      <text:p text:style-name="P3"/>
      <text:p text:style-name="P5"><text:span text:style-name="T89">A </text:span><text:span text:style-name="T4">ski resort</text:span><text:span text:style-name="T89"> is contained in </text:span><text:span text:style-name="T90">one</text:span><text:span text:style-name="T89"> </text:span><text:span text:style-name="T5">dom</text:span><text:span text:style-name="T4">ain, </text:span><text:span text:style-name="T27">but a domain can </text:span><text:span text:style-name="T28">contain a certain number</text:span><text:span text:style-name="T32"> </text:span><text:span text:style-name="T28">of </text:span><text:span text:style-name="T7">ski resort. </text:span><text:span text:style-name="T25">A</text:span><text:span text:style-name="T29">lso,</text:span><text:span text:style-name="T25"> </text:span><text:span text:style-name="T4">domain </text:span><text:span text:style-name="T25">is defined by a </text:span><text:span text:style-name="T30">unique gps position</text:span><text:span text:style-name="T33">.</text:span></text:p>
      <text:p text:style-name="P5"><text:span text:style-name="T26">A </text:span><text:span text:style-name="T6">ski resort </text:span><text:span text:style-name="T25">has a unique </text:span>name<text:span text:style-name="T98"> </text:span><text:span text:style-name="T99">and a </text:span><text:span text:style-name="T103">gps position</text:span><text:span text:style-name="T92">. </text:span><text:span text:style-name="T99">The </text:span><text:span text:style-name="T14">ski resort</text:span><text:span text:style-name="T99"> disposes of </text:span><text:span text:style-name="T14">Mechanical Lifts a</text:span><text:span text:style-name="T48">nd is deserved by </text:span><text:span text:style-name="T14">Transports. </text:span><text:span text:style-name="T56">It also has </text:span><text:span text:style-name="T17">Buildings</text:span><text:span text:style-name="T56">, </text:span><text:span text:style-name="T59">that are of the following classes</text:span><text:span text:style-name="T57"> </text:span><text:span text:style-name="T18">Hotels, Restaurants </text:span><text:span text:style-name="T58">and </text:span><text:span text:style-name="T18">Shops. </text:span></text:p>
      <text:p text:style-name="P15"><text:span text:style-name="T48">A </text:span><text:span text:style-name="T13">Customer </text:span><text:span text:style-name="T47">is identified by a unique name, he has a </text:span><text:span text:style-name="T66">gender</text:span><text:span text:style-name="T47">, an </text:span><text:span text:style-name="T66">age</text:span><text:span text:style-name="T47">, a </text:span><text:span text:style-name="T66">level</text:span><text:span text:style-name="T47">, and a </text:span><text:span text:style-name="T66">practice</text:span><text:span text:style-name="T71"> </text:span><text:span text:style-name="T47">(ski, snow…). </text:span><text:span text:style-name="T9">A Customer <text:s/></text:span><text:span text:style-name="T46">can</text:span><text:span text:style-name="T9"> </text:span><text:span text:style-name="T43">use a </text:span><text:span text:style-name="T9">Transport</text:span><text:span text:style-name="T43">, </text:span><text:span text:style-name="T46">may buy a ski pass</text:span><text:span text:style-name="T44">, take </text:span><text:span text:style-name="T46">ski classes</text:span><text:span text:style-name="T44">, or may need to be rescued.</text:span></text:p>
      <text:p text:style-name="P4"><text:span text:style-name="T52">A </text:span><text:span text:style-name="T21">Piste </text:span><text:span text:style-name="T63">has a unique name, a </text:span><text:span text:style-name="T67">color</text:span><text:span text:style-name="T63"> </text:span><text:span text:style-name="T60">(green, blue, red and black)</text:span><text:span text:style-name="T82"> </text:span><text:span text:style-name="T60">and a </text:span><text:span text:style-name="T68">the length</text:span><text:span text:style-name="T60"> of the slope</text:span><text:span text:style-name="T63">.</text:span><text:span text:style-name="T82"> </text:span><text:span text:style-name="T64">On a </text:span><text:span text:style-name="T22">Piste</text:span><text:span text:style-name="T64"> can occur a </text:span><text:span text:style-name="T69">s</text:span><text:span text:style-name="T64">ki </text:span><text:span text:style-name="T69">c</text:span><text:span text:style-name="T64">lass</text:span><text:span text:style-name="T22"> </text:span><text:span text:style-name="T68">or a rescue</text:span><text:span text:style-name="T22">. </text:span></text:p>
      <text:p text:style-name="P4"><text:span text:style-name="T49">A </text:span><text:span text:style-name="T15">SkiPass</text:span><text:span text:style-name="T49">, </text:span><text:span text:style-name="T50">has a </text:span><text:span text:style-name="T53">unique </text:span><text:span text:style-name="T70">id</text:span><text:span text:style-name="T75">, </text:span><text:span text:style-name="T126"><text:s/></text:span><text:span text:style-name="T54">a</text:span><text:span text:style-name="T50"> </text:span><text:span text:style-name="T70">starting and ending date. </text:span><text:span text:style-name="T50">It allows to access some </text:span><text:span text:style-name="T16">Mechanical Lifts. </text:span><text:span text:style-name="T70">It is bought by one customer.</text:span></text:p>
      <text:p text:style-name="P10"><text:span text:style-name="T58">A </text:span><text:span text:style-name="T100">M</text:span><text:span text:style-name="T102">echanical Lift </text:span><text:span text:style-name="T51">has a unique name </text:span><text:span text:style-name="T85">MLName</text:span><text:span text:style-name="T73">, </text:span><text:span text:style-name="T51">it has a type </text:span><text:span text:style-name="T74">MLType</text:span><text:span text:style-name="T51">(gondola lift, ski lift, button lift) </text:span><text:span text:style-name="T60">and also </text:span><text:span text:style-name="T79">MLPassengerNbr</text:span><text:span text:style-name="T60"> and </text:span><text:span text:style-name="T79">MLCapacityNbr</text:span><text:span text:style-name="T60">. </text:span><text:span text:style-name="T52">It gives access to some </text:span><text:span text:style-name="T101">Pistes.</text:span></text:p>
      <text:p text:style-name="P11"><text:span text:style-name="T61">A </text:span><text:span text:style-name="T19">Transport </text:span><text:span text:style-name="T61">is designated by a unique </text:span><text:span text:style-name="T86">Transport</text:span><text:span text:style-name="T87">Id</text:span><text:span text:style-name="T61">, </text:span><text:span text:style-name="T62">a </text:span><text:span text:style-name="T81">TransportType</text:span><text:span text:style-name="T62"> </text:span><text:span text:style-name="T60">(bus, car or other) </text:span><text:span text:style-name="T81">, </text:span><text:span text:style-name="T133">a </text:span><text:span text:style-name="T129">TransportPassengerNbr </text:span><text:span text:style-name="T131">and a</text:span><text:span text:style-name="T130"> </text:span><text:span text:style-name="T129">TransportCapacityNbr</text:span><text:span text:style-name="T134">.</text:span><text:span text:style-name="T61"> It can be taken by </text:span><text:span text:style-name="T19">Customer</text:span><text:span text:style-name="T20">s</text:span><text:span text:style-name="T19"> </text:span><text:span text:style-name="T38">to </text:span><text:span text:style-name="T39">come to and leave</text:span><text:span text:style-name="T38"> the station at </text:span><text:span text:style-name="T40">a </text:span><text:span text:style-name="T34">DepartureDate </text:span><text:span text:style-name="T38"><text:s/>and </text:span><text:span text:style-name="T34">ArrivalDate</text:span><text:span text:style-name="T38"> ,</text:span><text:span text:style-name="T35"> </text:span><text:span text:style-name="T41">for a given </text:span><text:span text:style-name="T36">TransportCost</text:span><text:span text:style-name="T41">.</text:span></text:p>
      <text:p text:style-name="P12"><text:span text:style-name="T58">E</text:span><text:span text:style-name="T47">ach building has a unique </text:span><text:span text:style-name="T84">BuildingName</text:span><text:span text:style-name="T31"> </text:span><text:span text:style-name="T37">with unique </text:span><text:span text:style-name="T84">BuildingAddress</text:span><text:span text:style-name="T37">. </text:span><text:span text:style-name="T8">Hotels, Restaurants</text:span><text:span text:style-name="T42"> and </text:span><text:span text:style-name="T8">Shops </text:span><text:span text:style-name="T42">have their own attributes...</text:span></text:p>
      <text:p text:style-name="P14"><text:span text:style-name="T112">A </text:span><text:span text:style-name="T123">SkiClass </text:span><text:span text:style-name="T118">involves </text:span><text:span text:style-name="T120">Customers, </text:span><text:span text:style-name="T113">an </text:span><text:span text:style-name="T121">Instructor, </text:span><text:span text:style-name="T114">and </text:span><text:span text:style-name="T122">Course, Slopes, </text:span><text:span text:style-name="T117">it has </text:span><text:span text:style-name="T119">SCBeginTime </text:span><text:span text:style-name="T117">and an </text:span><text:span text:style-name="T119">SCEndTime</text:span><text:span text:style-name="T115">. </text:span></text:p>
      <text:p text:style-name="P13"><text:span text:style-name="T115">C</text:span><text:span text:style-name="T111">ourses </text:span><text:span text:style-name="T104">are designated by a unique </text:span><text:span text:style-name="T109">CourseLevel</text:span><text:span text:style-name="T104">, and a unique </text:span><text:span text:style-name="T109">MaxParticipants</text:span><text:span text:style-name="T104">, </text:span><text:span text:style-name="T105">it has a </text:span><text:span text:style-name="T107">CoursePrice. </text:span><text:span text:style-name="T116">Instructors </text:span><text:span text:style-name="T106">have a unique </text:span><text:span text:style-name="T110">InstructorName</text:span><text:span text:style-name="T106">, and an </text:span><text:span text:style-name="T108">ExperienceLevel.</text:span></text:p>
      <text:p text:style-name="P6">A <text:span text:style-name="T1">Rescue</text:span> event include <text:span text:style-name="T1">LifeSaver</text:span>, a <text:span text:style-name="T1">Piste</text:span> and <text:span text:style-name="T1">Customer</text:span>. It has a <text:span text:style-name="T91">RescueType</text:span> (degree of the accident), a <text:span text:style-name="T91">RescueStartDate</text:span> and <text:span text:style-name="T91">RescueEndDate</text:span> and also a <text:span text:style-name="T91">ToolsUsed</text:span> attribute.</text:p>
      <text:p text:style-name="P6">A LifeSaver <text:span text:style-name="T138">are called by a unique </text:span><text:span text:style-name="T125">LifeSaverName</text:span><text:span text:style-name="T138">. It has alsol </text:span><text:span text:style-name="T93">LifeSaverType</text:span><text:span text:style-name="T138"> <text:s/>(doctor, first aid, driver) and a </text:span><text:span text:style-name="T93">TeamName</text:span><text:span text:style-name="T138">.</text:span></text:p>
      <text:p text:style-name="P6"/>
      <text:p text:style-name="P6"/>
      <text:p text:style-name="P7"><text:span text:style-name="T140">A </text:span><text:span text:style-name="T2">Transport </text:span><text:span text:style-name="T140">is designated by a unique id, a type </text:span>(bus, car or other) <text:span text:style-name="T94">, </text:span><text:span text:style-name="T135">a </text:span><text:span text:style-name="T137">capacity of passangers</text:span><text:span text:style-name="T129"> </text:span><text:span text:style-name="T132">and a</text:span><text:span text:style-name="T128"> </text:span><text:span text:style-name="T129">TransportCapacityNbr</text:span><text:span text:style-name="T136">.</text:span><text:span text:style-name="T140"> It can be taken by </text:span><text:span text:style-name="T2">Customer</text:span><text:span text:style-name="T3">s</text:span><text:span text:style-name="T2"> </text:span><text:span text:style-name="T141">to come to and leave the station at a </text:span><text:span text:style-name="T95">DepartureDate </text:span><text:span text:style-name="T141"><text:s/>and </text:span><text:span text:style-name="T95">ArrivalDate</text:span><text:span text:style-name="T141"> ,</text:span><text:span text:style-name="T96"> </text:span><text:span text:style-name="T140">for a given </text:span><text:span text:style-name="T97">TransportCost</text:span><text:span text:style-name="T140">.</text:span></text:p>
      <text:p text:style-name="P6"/>
      <text:p text:style-name="P6"/>
      <text:p text:style-name="P6"/>
      <text:p text:style-name="P8">TO EDIT THE UML DIAGRAM: <text:a xlink:type="simple" xlink:href="https://www.lucidchart.com/invitations/accept/58694903-a0ed-4caa-8489-c796b469c258" text:style-name="Internet_20_link" text:visited-style-name="Visited_20_Internet_20_Link">https://www.lucidchart.com/invitations/accept/58694903-a0ed-4caa-8489-c796b469c258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31:52.929387292</meta:creation-date>
    <meta:generator>LibreOffice/6.0.7.3$Linux_X86_64 LibreOffice_project/00m0$Build-3</meta:generator>
    <dc:date>2019-02-20T13:55:58.232521225</dc:date>
    <meta:editing-duration>PT2H2M12S</meta:editing-duration>
    <meta:editing-cycles>67</meta:editing-cycles>
    <meta:document-statistic meta:table-count="0" meta:image-count="0" meta:object-count="0" meta:page-count="1" meta:paragraph-count="20" meta:word-count="434" meta:character-count="2614" meta:non-whitespace-character-count="2192"/>
  </office:meta>
</office:document-meta>
</file>